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4150000011D431C5C0612364648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5.18cm" svg:x="0.95cm" svg:y="12.36cm">
          <draw:image xlink:href="Pictures/10000201000004150000011D431C5C061236464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09:43:50.181850000</meta:creation-date>
    <dc:date>2018-09-17T09:44:30.506363000</dc:date>
    <meta:editing-duration>PT41S</meta:editing-duration>
    <meta:editing-cycles>1</meta:editing-cycles>
    <meta:document-statistic meta:object-count="1"/>
    <meta:generator>LibreOffice/5.1.2.2$MacOSX_X86_64 LibreOffice_project/d3bf12ecb743fc0d20e0be0c58ca359301eb705f</meta:generator>
  </office:meta>
</office:document-meta>
</file>